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  <manifest:file-entry manifest:media-type="image/" manifest:full-path="Pictures/dolibarr_logo_small.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TableColumn2" style:family="table-column">
      <style:table-column-properties style:column-width="1.775in"/>
    </style:style>
    <style:style style:name="TableColumn3" style:family="table-column">
      <style:table-column-properties style:column-width="2.652in"/>
    </style:style>
    <style:style style:name="TableColumn4" style:family="table-column">
      <style:table-column-properties style:column-width="2.6604in"/>
    </style:style>
    <style:style style:name="Table1" style:family="table" style:master-page-name="MP0">
      <style:table-properties style:width="7.0875in" fo:margin-left="-0.3972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" style:parent-style-name="Normal" style:family="paragraph">
      <style:paragraph-properties fo:break-before="pag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text-properties fo:font-size="10pt" style:font-size-asian="10pt" style:font-size-complex="10pt" fo:language="fr" fo:country="CA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text-properties fo:font-size="10pt" style:font-size-asian="10pt" style:font-size-complex="10pt" fo:language="fr" fo:country="CA"/>
    </style:style>
    <style:style style:name="T15" style:parent-style-name="Policepardéfaut" style:family="text">
      <style:text-properties fo:font-size="10pt" style:font-size-asian="10pt" style:font-size-complex="10pt" fo:language="fr" fo:country="CA"/>
    </style:style>
    <style:style style:name="T16" style:parent-style-name="Policepardéfaut" style:family="text">
      <style:text-properties fo:font-size="10pt" style:font-size-asian="10pt" style:font-size-complex="10pt" fo:language="fr" fo:country="CA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19" style:parent-style-name="Normal" style:family="paragraph">
      <style:paragraph-properties fo:text-align="end"/>
    </style:style>
    <style:style style:name="P20" style:parent-style-name="Normal" style:family="paragraph">
      <style:paragraph-properties fo:margin-left="-0.3937in">
        <style:tab-stops/>
      </style:paragraph-properties>
      <style:text-properties fo:language="fr" fo:country="CA"/>
    </style:style>
    <style:style style:name="P21" style:parent-style-name="Normal" style:family="paragraph">
      <style:paragraph-properties fo:text-align="center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22" style:parent-style-name="Normal" style:family="paragraph">
      <style:paragraph-properties fo:text-align="center" fo:margin-left="-0.3937in">
        <style:tab-stops/>
      </style:paragraph-properties>
      <style:text-properties fo:font-size="9pt" style:font-size-asian="9pt" style:font-size-complex="9pt" fo:language="fr" fo:country="CA"/>
    </style:style>
    <style:style style:name="P23" style:parent-style-name="Normal" style:family="paragraph">
      <style:paragraph-properties fo:line-height="150%" fo:margin-left="-0.3937in">
        <style:tab-stops/>
      </style:paragraph-properties>
    </style:style>
    <style:style style:name="T2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2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26" style:parent-style-name="Policepardéfaut" style:family="text">
      <style:text-properties style:font-name="Arial" style:font-name-complex="Arial" fo:font-size="9pt" style:font-size-asian="9pt" style:font-size-complex="9pt"/>
    </style:style>
    <style:style style:name="T27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28" style:parent-style-name="Normal" style:family="paragraph">
      <style:paragraph-properties fo:line-height="150%" fo:margin-left="-0.3937in">
        <style:tab-stops/>
      </style:paragraph-properties>
    </style:style>
    <style:style style:name="T29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30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31" style:parent-style-name="Policepardéfaut" style:family="text">
      <style:text-properties style:font-name="Arial" style:font-name-complex="Arial" fo:font-size="9pt" style:font-size-asian="9pt" style:font-size-complex="9pt"/>
    </style:style>
    <style:style style:name="P32" style:parent-style-name="Normal" style:family="paragraph">
      <style:paragraph-properties fo:line-height="150%" fo:margin-left="-0.3937in">
        <style:tab-stops/>
      </style:paragraph-properties>
    </style:style>
    <style:style style:name="T33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4" style:parent-style-name="Policepardéfaut" style:family="text">
      <style:text-properties style:font-name="Arial" style:font-name-complex="Arial" fo:font-size="9pt" style:font-size-asian="9pt" style:font-size-complex="9pt"/>
    </style:style>
    <style:style style:name="P35" style:parent-style-name="Normal" style:family="paragraph">
      <style:paragraph-properties fo:line-height="150%" fo:margin-left="-0.3937in">
        <style:tab-stops/>
      </style:paragraph-properties>
    </style:style>
    <style:style style:name="T36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7" style:parent-style-name="Policepardéfaut" style:family="text">
      <style:text-properties style:font-name="Arial" style:font-name-complex="Arial" fo:font-size="9pt" style:font-size-asian="9pt" style:font-size-complex="9pt"/>
    </style:style>
    <style:style style:name="T3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39" style:parent-style-name="Policepardéfaut" style:family="text">
      <style:text-properties style:font-name="Arial" style:font-name-complex="Arial" fo:font-size="9pt" style:font-size-asian="9pt" style:font-size-complex="9pt"/>
    </style:style>
    <style:style style:name="T40" style:parent-style-name="Policepardéfaut" style:family="text">
      <style:text-properties style:font-name="Arial" style:font-name-complex="Arial" fo:font-size="9pt" style:font-size-asian="9pt" style:font-size-complex="9pt"/>
    </style:style>
    <style:style style:name="P41" style:parent-style-name="Normal" style:family="paragraph">
      <style:paragraph-properties fo:line-height="150%" fo:margin-left="-0.3937in">
        <style:tab-stops/>
      </style:paragraph-properties>
    </style:style>
    <style:style style:name="T4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43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4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4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46" style:parent-style-name="Policepardéfaut" style:family="text">
      <style:text-properties style:font-name="Arial" style:font-name-complex="Arial" fo:font-size="9pt" style:font-size-asian="9pt" style:font-size-complex="9pt"/>
    </style:style>
    <style:style style:name="P47" style:parent-style-name="Normal" style:family="paragraph">
      <style:paragraph-properties fo:line-height="150%" fo:margin-left="-0.3937in">
        <style:tab-stops/>
      </style:paragraph-properties>
    </style:style>
    <style:style style:name="T4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4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50" style:parent-style-name="Policepardéfaut" style:family="text">
      <style:text-properties style:font-name="Arial" style:font-name-complex="Arial" fo:font-size="9pt" style:font-size-asian="9pt" style:font-size-complex="9pt"/>
    </style:style>
    <style:style style:name="T51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52" style:parent-style-name="Normal" style:family="paragraph">
      <style:paragraph-properties fo:line-height="150%" fo:margin-left="-0.3937in">
        <style:tab-stops/>
      </style:paragraph-properties>
    </style:style>
    <style:style style:name="T53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54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55" style:parent-style-name="Policepardéfaut" style:family="text">
      <style:text-properties style:font-name="Arial" style:font-name-complex="Arial" fo:font-size="9pt" style:font-size-asian="9pt" style:font-size-complex="9pt"/>
    </style:style>
    <style:style style:name="T56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P57" style:parent-style-name="Normal" style:family="paragraph">
      <style:paragraph-properties fo:line-height="150%" fo:margin-left="-0.3937in">
        <style:tab-stops/>
      </style:paragraph-properties>
    </style:style>
    <style:style style:name="T5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5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60" style:parent-style-name="Policepardéfaut" style:family="text">
      <style:text-properties style:font-name="Arial" style:font-name-complex="Arial" fo:font-size="9pt" style:font-size-asian="9pt" style:font-size-complex="9pt"/>
    </style:style>
    <style:style style:name="P61" style:parent-style-name="Normal" style:family="paragraph">
      <style:paragraph-properties fo:text-align="center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62" style:parent-style-name="Normal" style:family="paragraph">
      <style:paragraph-properties fo:text-align="center" fo:margin-left="-0.3937in">
        <style:tab-stops/>
      </style:paragraph-properties>
      <style:text-properties fo:font-size="9pt" style:font-size-asian="9pt" style:font-size-complex="9pt" fo:language="fr" fo:country="CA"/>
    </style:style>
    <style:style style:name="P63" style:parent-style-name="Normal" style:family="paragraph">
      <style:paragraph-properties fo:line-height="150%" fo:margin-left="-0.3937in">
        <style:tab-stops/>
      </style:paragraph-properties>
    </style:style>
    <style:style style:name="T6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65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66" style:parent-style-name="Policepardéfaut" style:family="text">
      <style:text-properties fo:font-size="9pt" style:font-size-asian="9pt" style:font-size-complex="9pt"/>
    </style:style>
    <style:style style:name="P67" style:parent-style-name="Normal" style:family="paragraph">
      <style:paragraph-properties fo:line-height="150%" fo:margin-left="-0.3937in">
        <style:tab-stops/>
      </style:paragraph-properties>
    </style:style>
    <style:style style:name="T6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en" fo:country="CA"/>
    </style:style>
    <style:style style:name="T69" style:parent-style-name="Policepardéfaut" style:family="text">
      <style:text-properties style:font-name="Arial" style:font-name-complex="Arial" fo:font-size="9pt" style:font-size-asian="9pt" style:font-size-complex="9pt" fo:language="en" fo:country="CA"/>
    </style:style>
    <style:style style:name="T70" style:parent-style-name="Policepardéfaut" style:family="text">
      <style:text-properties fo:font-size="9pt" style:font-size-asian="9pt" style:font-size-complex="9pt"/>
    </style:style>
    <style:style style:name="P71" style:parent-style-name="Normal" style:family="paragraph">
      <style:paragraph-properties fo:line-height="150%" fo:margin-left="-0.3937in">
        <style:tab-stops/>
      </style:paragraph-properties>
    </style:style>
    <style:style style:name="T7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74" style:parent-style-name="Policepardéfaut" style:family="text">
      <style:text-properties fo:font-size="9pt" style:font-size-asian="9pt" style:font-size-complex="9pt"/>
    </style:style>
    <style:style style:name="T75" style:parent-style-name="Policepardéfaut" style:family="text">
      <style:text-properties style:font-name="Arial" style:font-name-complex="Arial" fo:font-size="9pt" style:font-size-asian="9pt" style:font-size-complex="9pt"/>
    </style:style>
    <style:style style:name="T76" style:parent-style-name="Policepardéfaut" style:family="text">
      <style:text-properties fo:font-size="9pt" style:font-size-asian="9pt" style:font-size-complex="9pt"/>
    </style:style>
    <style:style style:name="P77" style:parent-style-name="Normal" style:family="paragraph">
      <style:paragraph-properties fo:line-height="150%" fo:margin-left="-0.3937in">
        <style:tab-stops/>
      </style:paragraph-properties>
    </style:style>
    <style:style style:name="T7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9" style:parent-style-name="Policepardéfaut" style:family="text">
      <style:text-properties style:font-name="Arial" style:font-name-complex="Arial" fo:font-size="9pt" style:font-size-asian="9pt" style:font-size-complex="9pt"/>
    </style:style>
    <style:style style:name="T80" style:parent-style-name="Policepardéfaut" style:family="text">
      <style:text-properties fo:font-size="9pt" style:font-size-asian="9pt" style:font-size-complex="9pt"/>
    </style:style>
    <style:style style:name="T81" style:parent-style-name="Policepardéfaut" style:family="text">
      <style:text-properties style:font-name="Arial" style:font-name-complex="Arial" fo:font-size="9pt" style:font-size-asian="9pt" style:font-size-complex="9pt"/>
    </style:style>
    <style:style style:name="T8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83" style:parent-style-name="Policepardéfaut" style:family="text">
      <style:text-properties style:font-name="Arial" style:font-name-complex="Arial" fo:font-size="9pt" style:font-size-asian="9pt" style:font-size-complex="9pt"/>
    </style:style>
    <style:style style:name="T84" style:parent-style-name="Policepardéfaut" style:family="text">
      <style:text-properties fo:font-size="9pt" style:font-size-asian="9pt" style:font-size-complex="9pt"/>
    </style:style>
    <style:style style:name="P85" style:parent-style-name="Normal" style:family="paragraph">
      <style:paragraph-properties fo:line-height="150%" fo:margin-left="-0.3937in">
        <style:tab-stops/>
      </style:paragraph-properties>
    </style:style>
    <style:style style:name="T86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87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T88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P89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90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91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92" style:parent-style-name="Normal" style:family="paragraph">
      <style:paragraph-properties fo:line-height="150%" fo:margin-left="-0.3937in">
        <style:tab-stops/>
      </style:paragraph-properties>
    </style:style>
    <style:style style:name="T93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94" style:parent-style-name="Normal" style:family="paragraph">
      <style:paragraph-properties fo:line-height="150%" fo:margin-left="-0.3937in">
        <style:tab-stops/>
      </style:paragraph-properties>
    </style:style>
    <style:style style:name="T95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96" style:parent-style-name="Normal" style:family="paragraph">
      <style:paragraph-properties fo:line-height="150%" fo:margin-left="-0.3937in">
        <style:tab-stops/>
      </style:paragraph-properties>
    </style:style>
    <style:style style:name="T97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98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99" style:parent-style-name="Normal" style:family="paragraph">
      <style:paragraph-properties fo:text-align="justify" fo:line-height="150%" fo:margin-left="-0.3937in">
        <style:tab-stops/>
      </style:paragraph-properties>
    </style:style>
    <style:style style:name="T100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01" style:parent-style-name="Policepardéfaut" style:family="text">
      <style:text-properties fo:font-size="9pt" style:font-size-asian="9pt" style:font-size-complex="9pt" fo:language="fr" fo:country="CA"/>
    </style:style>
    <style:style style:name="T102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03" style:parent-style-name="Policepardéfaut" style:family="text">
      <style:text-properties fo:font-size="9pt" style:font-size-asian="9pt" style:font-size-complex="9pt" fo:language="fr" fo:country="CA"/>
    </style:style>
    <style:style style:name="T104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05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P106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107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08" style:parent-style-name="Paragraphedeliste" style:list-style-name="LFO1" style:family="paragraph">
      <style:paragraph-properties fo:line-height="150%" fo:margin-left="-0.1972in" fo:text-indent="-0.1965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109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TableColumn111" style:family="table-column">
      <style:table-column-properties style:column-width="3.3423in"/>
    </style:style>
    <style:style style:name="TableColumn112" style:family="table-column">
      <style:table-column-properties style:column-width="3.343in"/>
    </style:style>
    <style:style style:name="Table110" style:family="table">
      <style:table-properties style:width="6.6854in" fo:margin-left="-0.3937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6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7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8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19" style:parent-style-name="Normal" style:family="paragraph">
      <style:paragraph-properties fo:line-height="150%" fo:margin-left="-0.0784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end" fo:line-height="150%"/>
    </style:style>
    <style:style style:name="T122" style:parent-style-name="Policepardéfaut" style:family="text">
      <style:text-properties fo:font-size="10pt" style:font-size-asian="10pt" style:font-size-complex="10pt"/>
    </style:style>
    <style:style style:name="P123" style:parent-style-name="Normal" style:family="paragraph">
      <style:paragraph-properties fo:text-align="end" fo:line-height="150%"/>
    </style:style>
    <style:style style:name="T124" style:parent-style-name="Policepardéfaut" style:family="text">
      <style:text-properties fo:font-size="10pt" style:font-size-asian="10pt" style:font-size-complex="10pt"/>
    </style:style>
    <style:style style:name="P125" style:parent-style-name="Normal" style:family="paragraph">
      <style:paragraph-properties fo:text-align="end" fo:line-height="150%"/>
    </style:style>
    <style:style style:name="T126" style:parent-style-name="Policepardéfaut" style:family="text">
      <style:text-properties fo:font-size="10pt" style:font-size-asian="10pt" style:font-size-complex="10pt"/>
    </style:style>
    <style:style style:name="P127" style:parent-style-name="Normal" style:family="paragraph">
      <style:paragraph-properties fo:text-align="end" fo:line-height="150%"/>
      <style:text-properties style:font-name="Arial" style:font-name-complex="Arial" fo:font-size="9pt" style:font-size-asian="9pt" style:font-size-complex="9pt" fo:language="en" fo:country="CA"/>
    </style:style>
    <style:style style:name="P128" style:parent-style-name="Normal" style:family="paragraph">
      <style:paragraph-properties fo:text-align="end" fo:line-height="150%"/>
    </style:style>
    <style:style style:name="T129" style:parent-style-name="Policepardéfaut" style:family="text">
      <style:text-properties fo:font-size="10pt" style:font-size-asian="10pt" style:font-size-complex="10pt"/>
    </style:style>
    <style:style style:name="P130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1" style:parent-style-name="Normal" style:family="paragraph">
      <style:paragraph-properties fo:line-height="150%" fo:margin-left="-0.3937in">
        <style:tab-stops/>
      </style:paragraph-properties>
    </style:style>
    <style:style style:name="T13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133" style:parent-style-name="Normal" style:family="paragraph">
      <style:paragraph-properties fo:line-height="150%" fo:margin-left="-0.3937in">
        <style:tab-stops/>
      </style:paragraph-properties>
    </style:style>
    <style:style style:name="T134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P135" style:parent-style-name="Normal" style:family="paragraph">
      <style:paragraph-properties fo:line-height="150%" fo:margin-lef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6" style:parent-style-name="Paragraphedeliste" style:list-style-name="LFO1" style:family="paragraph">
      <style:paragraph-properties fo:line-height="115%" fo:margin-left="0in" fo:text-inden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7" style:parent-style-name="Paragraphedeliste" style:list-style-name="LFO1" style:family="paragraph">
      <style:paragraph-properties fo:line-height="115%" fo:margin-left="0in" fo:text-indent="-0.3937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8" style:parent-style-name="Paragraphedeliste" style:family="paragraph">
      <style:paragraph-properties fo:line-height="115%" fo:margin-left="0in">
        <style:tab-stops/>
      </style:paragraph-properties>
      <style:text-properties style:font-name="Arial" style:font-name-complex="Arial" fo:font-size="9pt" style:font-size-asian="9pt" style:font-size-complex="9pt" fo:language="fr" fo:country="CA"/>
    </style:style>
    <style:style style:name="P139" style:parent-style-name="Normal" style:family="paragraph">
      <style:paragraph-properties fo:line-height="150%" fo:margin-left="-0.3937in" fo:margin-right="-0.0013in">
        <style:tab-stops/>
      </style:paragraph-properties>
    </style:style>
    <style:style style:name="T140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41" style:parent-style-name="Policepardéfaut" style:family="text">
      <style:text-properties style:font-name="Arial" style:font-name-complex="Arial" fo:font-size="9pt" style:font-size-asian="9pt" style:font-size-complex="9pt" fo:language="fr" fo:country="CA"/>
    </style:style>
    <style:style style:name="T14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/>
    </style:style>
    <style:style style:name="P143" style:parent-style-name="Normal" style:family="paragraph">
      <style:text-properties fo:language="fr" fo:country="CA"/>
    </style:style>
    <style:style style:name="TableColumn145" style:family="table-column">
      <style:table-column-properties style:column-width="2.6548in"/>
    </style:style>
    <style:style style:name="TableColumn146" style:family="table-column">
      <style:table-column-properties style:column-width="0.6888in"/>
    </style:style>
    <style:style style:name="TableColumn147" style:family="table-column">
      <style:table-column-properties style:column-width="3.3416in"/>
    </style:style>
    <style:style style:name="Table144" style:family="table">
      <style:table-properties style:width="6.6854in" fo:margin-left="0in" table:align="left"/>
    </style:style>
    <style:style style:name="TableRow148" style:family="table-row">
      <style:table-row-properties/>
    </style:style>
    <style:style style:name="TableCell1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TableRow154" style:family="table-row">
      <style:table-row-properties/>
    </style:style>
    <style:style style:name="TableCell1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widows="2" fo:orphans="2" style:text-autospace="none" style:vertical-align="auto"/>
      <style:text-properties fo:font-weight="bold" style:font-weight-asian="bold" fo:font-size="10pt" style:font-size-asian="10pt" style:font-size-complex="10pt" fo:language="fr" fo:country="CA" fo:hyphenate="true"/>
    </style:style>
    <style:style style:name="TableCell1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text-properties fo:font-weight="bold" style:font-weight-asian="bold" fo:font-size="14pt" style:font-size-asian="14pt" style:font-size-complex="14pt" fo:language="fr" fo:country="CA"/>
    </style:style>
    <style:style style:name="TableCell1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text-align="end"/>
      <style:text-properties fo:font-weight="bold" style:font-weight-asian="bold" fo:language="fr" fo:country="CA"/>
    </style:style>
    <style:style style:name="P16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163" style:family="table-column">
      <style:table-column-properties style:column-width="6.6854in"/>
    </style:style>
    <style:style style:name="Table162" style:family="table">
      <style:table-properties style:width="6.6854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weight="bold" style:font-weight-asian="bold" fo:font-size="10pt" style:font-size-asian="10pt" style:font-size-complex="10pt" fo:language="fr" fo:country="CA"/>
    </style:style>
    <style:style style:name="P167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168" style:parent-style-name="Normal" style:family="paragraph">
      <style:paragraph-properties>
        <style:tab-stops>
          <style:tab-stop style:type="left" style:position="2.9479in"/>
        </style:tab-stops>
      </style:paragraph-properties>
      <style:text-properties fo:font-size="10pt" style:font-size-asian="10pt" style:font-size-complex="10pt" fo:language="fr" fo:country="CA"/>
    </style:style>
    <style:style style:name="P1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71" style:parent-style-name="Policepardéfaut" style:family="text">
      <style:text-properties fo:font-size="10pt" style:font-size-asian="10pt" style:font-size-complex="10pt" fo:language="fr" fo:country="CA"/>
    </style:style>
    <style:style style:name="T172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73" style:parent-style-name="Policepardéfaut" style:family="text">
      <style:text-properties fo:font-size="10pt" style:font-size-asian="10pt" style:font-size-complex="10pt" fo:language="fr" fo:country="CA"/>
    </style:style>
    <style:style style:name="P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176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77" style:parent-style-name="Policepardéfaut" style:family="text">
      <style:text-properties fo:font-size="10pt" style:font-size-asian="10pt" style:font-size-complex="10pt" fo:language="fr" fo:country="CA"/>
    </style:style>
    <style:style style:name="P178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0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181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P182" style:parent-style-name="Normal" style:family="paragraph">
      <style:paragraph-properties fo:widows="2" fo:orphans="2" style:text-autospace="none" style:vertical-align="auto"/>
      <style:text-properties fo:font-size="10pt" style:font-size-asian="10pt" style:font-size-complex="10pt" fo:language="fr" fo:country="CA" fo:hyphenate="true"/>
    </style:style>
    <style:style style:name="P18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fr" fo:country="CA"/>
    </style:style>
    <style:style style:name="TableColumn185" style:family="table-column">
      <style:table-column-properties style:column-width="6.6854in"/>
    </style:style>
    <style:style style:name="Table184" style:family="table">
      <style:table-properties style:width="6.6854in" fo:margin-left="0in" table:align="left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188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189" style:parent-style-name="Policepardéfaut" style:family="text">
      <style:text-properties fo:font-size="10pt" style:font-size-asian="10pt" style:font-size-complex="10pt" fo:language="fr" fo:country="CA"/>
    </style:style>
    <style:style style:name="T19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191" style:parent-style-name="Policepardéfaut" style:family="text">
      <style:text-properties fo:font-size="10pt" style:font-size-asian="10pt" style:font-size-complex="10pt" fo:language="fr" fo:country="CA"/>
    </style:style>
    <style:style style:name="P192" style:parent-style-name="Normal" style:family="paragraph">
      <style:text-properties fo:language="fr" fo:country="CA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195" style:parent-style-name="Policepardéfaut" style:family="text">
      <style:text-properties style:font-size-complex="10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fo:language="en" fo:country="CA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text-properties fo:language="en" fo:country="CA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fo:language="en" fo:country="CA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text-properties fo:language="en" fo:country="CA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text-properties fo:language="en" fo:country="CA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fo:language="en" fo:country="CA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text-properties fo:language="en" fo:country="CA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text-properties fo:language="en" fo:country="CA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language="en" fo:country="CA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text-properties fo:language="en" fo:country="CA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text-properties fo:language="en" fo:country="CA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text-properties fo:language="en" fo:country="CA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fo:language="en" fo:country="CA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text-properties fo:language="en" fo:country="CA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text-properties fo:language="en" fo:country="CA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fo:language="en" fo:country="CA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text-properties fo:language="en" fo:country="CA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text-properties fo:language="en" fo:country="CA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fo:language="en" fo:country="CA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text-properties fo:language="en" fo:country="CA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text-properties fo:language="en" fo:country="CA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text-properties fo:language="en" fo:country="CA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text-properties fo:language="en" fo:country="CA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text-properties fo:language="en" fo:country="CA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text-properties fo:language="en" fo:country="CA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text-properties fo:language="en" fo:country="CA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text-properties fo:language="en" fo:country="CA"/>
    </style:style>
    <style:style style:name="P277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fo:language="en" fo:country="CA"/>
    </style:style>
    <style:style style:name="TableColumn279" style:family="table-column">
      <style:table-column-properties style:column-width="6.6854in"/>
    </style:style>
    <style:style style:name="Table278" style:family="table">
      <style:table-properties style:width="6.6854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28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83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P284" style:parent-style-name="Normal" style:family="paragraph">
      <style:text-properties fo:font-size="10pt" style:font-size-asian="10pt" style:font-size-complex="10pt" fo:language="fr" fo:country="CA"/>
    </style:style>
    <style:style style:name="T285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86" style:parent-style-name="Policepardéfaut" style:family="text">
      <style:text-properties fo:font-size="10pt" style:font-size-asian="10pt" style:font-size-complex="10pt" fo:language="fr" fo:country="CA"/>
    </style:style>
    <style:style style:name="T287" style:parent-style-name="Policepardéfaut" style:family="text">
      <style:text-properties fo:font-size="10pt" style:font-size-asian="10pt" style:font-size-complex="10pt" fo:language="fr" fo:country="CA"/>
    </style:style>
    <style:style style:name="T288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289" style:parent-style-name="Policepardéfaut" style:family="text">
      <style:text-properties fo:font-size="10pt" style:font-size-asian="10pt" style:font-size-complex="10pt" fo:language="fr" fo:country="CA"/>
    </style:style>
    <style:style style:name="T290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P291" style:parent-style-name="Normal" style:family="paragraph">
      <style:text-properties fo:font-size="10pt" style:font-size-asian="10pt" style:font-size-complex="10pt" fo:language="fr" fo:country="CA"/>
    </style:style>
    <style:style style:name="T292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93" style:parent-style-name="Policepardéfaut" style:family="text">
      <style:text-properties fo:font-size="10pt" style:font-size-asian="10pt" style:font-size-complex="10pt" fo:language="fr" fo:country="CA"/>
    </style:style>
    <style:style style:name="T294" style:parent-style-name="Policepardéfaut" style:family="text">
      <style:text-properties fo:font-size="10pt" style:font-size-asian="10pt" style:font-size-complex="10pt" fo:language="fr" fo:country="CA"/>
    </style:style>
    <style:style style:name="T295" style:parent-style-name="Policepardéfaut" style:family="text">
      <style:text-properties fo:font-weight="bold" style:font-weight-asian="bold" fo:font-size="10pt" style:font-size-asian="10pt" style:font-size-complex="10pt" fo:language="fr" fo:country="CA"/>
    </style:style>
    <style:style style:name="T296" style:parent-style-name="Policepardéfaut" style:family="text">
      <style:text-properties style:font-name="Arial" style:font-name-complex="Arial" fo:font-weight="bold" style:font-weight-asian="bold" fo:font-size="9pt" style:font-size-asian="9pt" style:font-size-complex="9pt" fo:language="fr" fo:country="CA" style:language-asian="fr" style:country-asian="CA" style:language-complex="ar" style:country-complex="SA"/>
    </style:style>
    <style:style style:name="T297" style:parent-style-name="Policepardéfaut" style:family="text">
      <style:text-properties fo:font-size="10pt" style:font-size-asian="10pt" style:font-size-complex="10pt" fo:language="fr" fo:country="CA"/>
    </style:style>
    <style:style style:name="P298" style:parent-style-name="Normal" style:family="paragraph">
      <style:text-properties fo:language="fr" fo:country="CA"/>
    </style:style>
    <style:style style:name="P299" style:parent-style-name="Normal" style:family="paragraph">
      <style:text-properties fo:font-size="10pt" style:font-size-asian="10pt" style:font-size-complex="10pt" fo:language="fr" fo:country="CA"/>
    </style:style>
    <style:style style:name="P300" style:parent-style-name="Normal" style:family="paragraph">
      <style:text-properties fo:font-weight="bold" style:font-weight-asian="bold" fo:font-size="14pt" style:font-size-asian="14pt" style:font-size-complex="14pt" fo:language="fr" fo:country="CA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draw:frame draw:z-index="251658240" draw:id="id0" draw:style-name="a0" draw:name="Picture 2" text:anchor-type="as-char" svg:x="0in" svg:y="0in" svg:width="1.625in" svg:height="0.4270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8">
            <text:p text:style-name="P9">Corporation des Entrepreneurs Spécialisés du Grand Montréal Inc.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 table:number-columns-spanned="2">
            <text:p text:style-name="P14">5181, rue d'Amiens, bureau 500, Montréal-Nord (Québec) H1G 6N9</text:p>
            <text:p text:style-name="Normal"><text:span text:style-name="T15">Téléphone 514.955.3548 • Fax :<text:s/></text:span><text:span text:style-name="T16">514.955.6623</text:span></text:p>
          </table:table-cell>
          <table:covered-table-cell/>
          <table:table-cell table:style-name="TableCell17">
            <text:p text:style-name="P18">CONTRAT D'ENTREPRISE<text:s/></text:p>
            <text:p text:style-name="P19">(PROV1)</text:p>
          </table:table-cell>
        </table:table-row>
      </table:table>
      <text:p text:style-name="P20"/>
      <text:p text:style-name="P21">ENTRE<text:s/></text:p>
      <text:p text:style-name="P22">(Ci-après appelé l'Entrepreneur)</text:p>
      <text:p text:style-name="P23"><text:span text:style-name="T24">Nom</text:span><text:span text:style-name="T25"><text:s/>:<text:s/></text:span><text:span text:style-name="T26">Corporation des Entrepreneurs Spécialisés du Grand Montréal Inc.</text:span><text:span text:style-name="T27"><text:s/></text:span></text:p>
      <text:p text:style-name="P28"><text:span text:style-name="T29">Adresse</text:span><text:span text:style-name="T30"><text:s/>:<text:s/></text:span><text:span text:style-name="T31">5181 Rue d'Amiens, Montreal-Nord </text:span></text:p>
      <text:p text:style-name="P32"><text:span text:style-name="T33">Ville</text:span><text:span text:style-name="T34"><text:s/>: Montréal <text:s text:c="2"/>Code postal : H1G 6N9</text:span></text:p>
      <text:p text:style-name="P35"><text:span text:style-name="T36">Téléphone</text:span><text:span text:style-name="T37"><text:s/>: 514-955-3548 <text:s text:c="2"/></text:span><text:span text:style-name="T38">Télécopieur</text:span><text:span text:style-name="T39"><text:s/>: <text:s/></text:span><text:span text:style-name="T40"/></text:p>
      <text:p text:style-name="P41"><text:span text:style-name="T42"># licence RBQ</text:span><text:span text:style-name="T43"><text:s/>: <text:s text:c="69"/></text:span><text:span text:style-name="T44">Courriel</text:span><text:span text:style-name="T45"><text:s/>: <text:s text:c="2"/></text:span><text:span text:style-name="T46"/></text:p>
      <text:p text:style-name="P47"><text:span text:style-name="T48">Représentant</text:span><text:span text:style-name="T49"><text:s/>:<text:s/></text:span><text:span text:style-name="T50">Corporation des Entrepreneurs Spécialisés du Grand Montréal Inc.</text:span><text:span text:style-name="T51"><text:s text:c="3"/></text:span></text:p>
      <text:p text:style-name="P52"><text:span text:style-name="T53">Adresse</text:span><text:span text:style-name="T54"><text:s/>:<text:s/></text:span><text:span text:style-name="T55">5181 Rue d'Amiens, Montreal-Nord </text:span><text:span text:style-name="T56"><text:s text:c="3"/></text:span></text:p>
      <text:p text:style-name="P57"><text:span text:style-name="T58">Ville</text:span><text:span text:style-name="T59"><text:s/>:<text:s/></text:span><text:span text:style-name="T60">Montréal <text:s text:c="2"/>Code postal : H1G 6N9</text:span></text:p>
      <text:p text:style-name="P61">ET<text:s/></text:p>
      <text:p text:style-name="P62">(Ci-après appelé le client)</text:p>
      <text:p text:style-name="P63"><text:span text:style-name="T64">Nom</text:span><text:span text:style-name="T65"><text:s/>:<text:s/></text:span><text:span text:style-name="T66">Jean-Louis Billion</text:span></text:p>
      <text:p text:style-name="P67"><text:span text:style-name="T68">Adresse</text:span><text:span text:style-name="T69"><text:s/>:<text:s/></text:span><text:span text:style-name="T70">7604 rue casgrain</text:span></text:p>
      <text:p text:style-name="P71"><text:span text:style-name="T72">Ville</text:span><text:span text:style-name="T73"><text:s/>:<text:s/></text:span><text:span text:style-name="T74">montreal</text:span><text:span text:style-name="T75"><text:s text:c="3"/>Code postal :<text:s/></text:span><text:span text:style-name="T76">h2r1y8</text:span></text:p>
      <text:p text:style-name="P77"><text:span text:style-name="T78">Téléphone</text:span><text:span text:style-name="T79"><text:s/>:<text:s/></text:span><text:span text:style-name="T80">514-555-5555</text:span><text:span text:style-name="T81"><text:s text:c="3"/></text:span><text:span text:style-name="T82">Télécopieur</text:span><text:span text:style-name="T83"><text:s/>: <text:s/></text:span><text:span text:style-name="T84"/></text:p>
      <text:p text:style-name="P85"><text:span text:style-name="T86"><draw:connector draw:type="line" svg:x1="0.94167in" svg:y1="0.10555in" svg:x2="6.59792in" svg:y2="0.10555in" draw:z-index="251659264" draw:id="id1" draw:style-name="a1" draw:name="Connecteur droit 1" text:anchor-type="paragraph"><svg:title/><svg:desc/></draw:connector></text:span><text:span text:style-name="T87">Adresse des travaux</text:span><text:span text:style-name="T88"><text:s/>:<text:s/></text:span></text:p>
      <text:p text:style-name="P89">CONVIENNENT DE CE QUI SUIT:</text:p>
      <text:list text:style-name="LFO1" text:continue-numbering="true">
        <text:list-item>
          <text:p text:style-name="P90">Ouvrage à réaliser<text:s/></text:p>
        </text:list-item>
      </text:list>
      <text:p text:style-name="P91">Le client retient, en date de ce jour, les services de l'Entrepreneur pour exécuter l'ouvrage ci-après décrit :</text:p>
      <text:p text:style-name="P92"><text:span text:style-name="T93"><draw:connector draw:type="line" svg:x1="-0.39306in" svg:y1="0.11389in" svg:x2="6.65903in" svg:y2="0.11389in" draw:z-index="251667456" draw:id="id2" draw:style-name="a2" draw:name="Connecteur droit 5" text:anchor-type="paragraph"><svg:title/><svg:desc/></draw:connector></text:span></text:p>
      <text:p text:style-name="P94"><text:span text:style-name="T95"><draw:connector draw:type="line" svg:x1="-0.39167in" svg:y1="0.11111in" svg:x2="6.66042in" svg:y2="0.11111in" draw:z-index="251663360" draw:id="id3" draw:style-name="a3" draw:name="Connecteur droit 3" text:anchor-type="paragraph"><svg:title/><svg:desc/></draw:connector></text:span></text:p>
      <text:p text:style-name="P96"><text:span text:style-name="T97"><draw:connector draw:type="line" svg:x1="-0.39306in" svg:y1="0.11389in" svg:x2="6.65903in" svg:y2="0.11389in" draw:z-index="251665408" draw:id="id4" draw:style-name="a4" draw:name="Connecteur droit 4" text:anchor-type="paragraph"><svg:title/><svg:desc/></draw:connector></text:span></text:p>
      <text:list text:style-name="LFO1" text:continue-numbering="true">
        <text:list-item>
          <text:p text:style-name="P98">Début et fin<text:s/></text:p>
        </text:list-item>
      </text:list>
      <text:p text:style-name="P99"><text:span text:style-name="T100">Les travaux seront débutés le<text:s/></text:span><text:span text:style-name="T101">17.03.2015</text:span><text:span text:style-name="T102"><text:s text:c="3"/>et seront terminés vers/ou le<text:s/></text:span><text:span text:style-name="T103">01.04.2015</text:span><text:span text:style-name="T104"><text:s/>sauf si le client provoque un retard par son défaut de respecter ses obligations aux termes des pr</text:span><text:span text:style-name="T105">ésentes ou pour toute cause de force majeure; seront assimilés à une force majeure le cas d'une grève ou d'un lock-out.</text:span></text:p>
      <text:list text:style-name="LFO1" text:continue-numbering="true">
        <text:list-item>
          <text:p text:style-name="P106">Réception de l'ouvrage<text:s/></text:p>
        </text:list-item>
      </text:list>
      <text:p text:style-name="P107">Le client sera présumé avoir reçu l'ouvrage à la première des éventualités suivantes, et ce, malgré toute réserve qu'il pourrait imposer, soit à la date de la fin des travaux décrits ci-devant, où à la date à laquelle l'immeuble sera prêt à être occupé.<text:s/></text:p>
      <text:list text:style-name="LFO1" text:continue-numbering="true">
        <text:list-item>
          <text:p text:style-name="P108">Prix<text:s/></text:p>
        </text:list-item>
      </text:list>
      <text:p text:style-name="P109">Le client et l'entrepreneur conviennent que le prix convenu pour l'éxécution de l'ouvrage se détaille comme<text:s/>suit :<text:s/></text:p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Prix de l'ouvrage<text:s/></text:p>
            <text:p text:style-name="P116">Taxe sur les produits et services (TPS)<text:s/></text:p>
            <text:p text:style-name="P117">Sous-total<text:s/></text:p>
            <text:p text:style-name="P118">Taxe de vente du Québec (TVQ)<text:s/></text:p>
            <text:p text:style-name="P119">TOTAL:<text:s/></text:p>
          </table:table-cell>
          <table:table-cell table:style-name="TableCell120">
            <text:p text:style-name="P121"><text:span text:style-name="T122">0</text:span></text:p>
            <text:p text:style-name="P123"><text:span text:style-name="T124">0</text:span></text:p>
            <text:p text:style-name="P125"><text:span text:style-name="T126">0+0</text:span></text:p>
            <text:p text:style-name="P127"/>
            <text:p text:style-name="P128"><text:span text:style-name="T129">0</text:span></text:p>
          </table:table-cell>
        </table:table-row>
      </table:table>
      <text:p text:style-name="P130">et sera payable comme suit :<text:s/></text:p>
      <text:p text:style-name="P131"><text:span text:style-name="T132"><draw:connector draw:type="line" svg:x1="-0.39583in" svg:y1="0.11389in" svg:x2="6.65625in" svg:y2="0.11389in" draw:z-index="251669504" draw:id="id5" draw:style-name="a5" draw:name="Connecteur droit 6" text:anchor-type="paragraph"><svg:title/><svg:desc/></draw:connector></text:span></text:p>
      <text:p text:style-name="P133"><text:span text:style-name="T134"><draw:connector draw:type="line" svg:x1="-0.40417in" svg:y1="0.11528in" svg:x2="6.64792in" svg:y2="0.11528in" draw:z-index="251671552" draw:id="id6" draw:style-name="a6" draw:name="Connecteur droit 7" text:anchor-type="paragraph"><svg:title/><svg:desc/></draw:connector></text:span></text:p>
      <text:p text:style-name="P135">Toutefois ce prix est soumis aux réserves suivantes:<text:s/></text:p>
      <text:list text:style-name="LFO1" text:continue-numbering="true">
        <text:list-item>
          <text:list>
            <text:list-item>
              <text:p text:style-name="P136">Le client paiera à l'entrepreneur un intérêt mensuel de deux pour cent (2%) sur toute somme due, soit 24% par année, le tout sous réserve à tout autre recours de l'entrepreneur contre le client.<text:s/></text:p>
            </text:list-item>
            <text:list-item>
              <text:p text:style-name="P137">En cas de recours judiciaire de l'entrepreneur contre le client pour le recouvrement de sommes dues, les frais judiciaires et extrajudiciaires en cours en pareil cas par l'entrepreneur sont à la charge exclusive du client mais ne seront en aucun cas supérieur à 30% du prix du contrat.<text:s/></text:p>
            </text:list-item>
          </text:list>
        </text:list-item>
      </text:list>
      <text:p text:style-name="P138"/>
      <text:p text:style-name="P139"><text:span text:style-name="T140">COPIE BLANCHE: CLIENT <text:s text:c="3"/></text:span><text:span text:style-name="T141">COPIE JAUNE: ENTREPRENEUR <text:s text:c="2"/>COPIE ROSE: DOSSIER <text:s text:c="6"/></text:span><text:span text:style-name="T142">VOIR AU VERSO</text:span></text:p>
      <text:p text:style-name="P143"/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Normal"><draw:frame draw:z-index="251658240" draw:id="id7" draw:style-name="a7" draw:name="Picture 1" text:anchor-type="as-char" svg:x="0in" svg:y="0in" svg:width="1.38542in" svg:height="0.36458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Corporation des Entrepreneurs Spécialisés du Grand Montréal Inc.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À l’USAGE DES MEMBRES SEULEMENT ANNEXE “A”</text:p>
          </table:table-cell>
        </table:table-row>
      </table:table>
      <text:p text:style-name="P161"/>
      <table:table table:style-name="Table162">
        <table:table-columns>
          <table:table-column table:style-name="TableColumn163"/>
        </table:table-columns>
        <table:table-row table:style-name="TableRow164">
          <table:table-cell table:style-name="TableCell165">
            <text:p text:style-name="P166">DESCRIPTION DES TRAVAUX DU CONTRAT D’ENTREPRISE</text:p>
            <text:p text:style-name="P167">La<text:s/>présente annexe fait partie du contrat d’entreprise</text:p>
            <text:p text:style-name="P168"/>
            <text:p text:style-name="P169"><text:span text:style-name="T170">l’entrepreneur</text:span><text:span text:style-name="T171">,<text:s/></text:span><text:span text:style-name="T172">Jean-Louis Billion</text:span><text:span text:style-name="T173">, et</text:span></text:p>
            <text:p text:style-name="P174"><text:span text:style-name="T175"><draw:connector draw:type="line" svg:x1="0.49861in" svg:y1="0.16111in" svg:x2="6.45694in" svg:y2="0.16111in" draw:z-index="251673600" draw:id="id8" draw:style-name="a8" draw:name="Connecteur droit 8" text:anchor-type="paragraph"><svg:title/><svg:desc/></draw:connector></text:span><text:span text:style-name="T176">le client</text:span><text:span text:style-name="T177">,</text:span></text:p>
            <text:p text:style-name="P178"/>
            <text:p text:style-name="P179"><text:span text:style-name="T180"><draw:connector draw:type="line" svg:x1="1.12361in" svg:y1="0.15417in" svg:x2="6.44653in" svg:y2="0.15417in" draw:z-index="251675648" draw:id="id9" draw:style-name="a9" draw:name="Connecteur droit 9" text:anchor-type="paragraph"><svg:title/><svg:desc/></draw:connector></text:span><text:span text:style-name="T181">consenti en date du<text:s/></text:span></text:p>
            <text:p text:style-name="P182"/>
          </table:table-cell>
        </table:table-row>
      </table:table>
      <text:p text:style-name="P183"/>
      <table:table table:style-name="Table184">
        <table:table-columns>
          <table:table-column table:style-name="TableColumn185"/>
        </table:table-columns>
        <table:table-row table:style-name="TableRow186">
          <table:table-cell table:style-name="TableCell187">
            <text:p text:style-name="Normal"><text:span text:style-name="T188"><draw:connector draw:type="line" svg:x1="4.85278in" svg:y1="0.14931in" svg:x2="6.54028in" svg:y2="0.14931in" draw:z-index="251685888" draw:id="id10" draw:style-name="a10" draw:name="Connecteur droit 14" text:anchor-type="paragraph"><svg:title/><svg:desc/></draw:connector></text:span><text:span text:style-name="T189">Les parties conviennent des travaux suivants en vertu du contrat d’entreprise numéro #<text:s/></text:span></text:p>
            <text:p text:style-name="Normal"><text:span text:style-name="T190">décrit ci-dessus</text:span><text:span text:style-name="T191"> :</text:span></text:p>
            <text:p text:style-name="P192"><text:s/></text:p>
          </table:table-cell>
        </table:table-row>
        <table:table-row table:style-name="TableRow196"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</table:table-row>
        <table:table-row table:style-name="TableRow256"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</table:table-row>
      </table:table>
      <text:p text:style-name="P277"/>
      <table:table table:style-name="Table278">
        <table:table-columns>
          <table:table-column table:style-name="TableColumn279"/>
        </table:table-columns>
        <table:table-row table:style-name="TableRow280">
          <table:table-cell table:style-name="TableCell281">
            <text:p text:style-name="Normal"><text:span text:style-name="T282"><draw:connector draw:type="line" svg:x1="0.31111in" svg:y1="0.15278in" svg:x2="6.46736in" svg:y2="0.15278in" draw:z-index="251677696" draw:id="id11" draw:style-name="a11" draw:name="Connecteur droit 10" text:anchor-type="paragraph"><svg:title/><svg:desc/></draw:connector></text:span><text:span text:style-name="T283">Date<text:s/></text:span></text:p>
            <text:p text:style-name="P284"/>
            <text:p text:style-name="Normal"><text:span text:style-name="T285"><draw:connector draw:type="line" svg:x1="0.31597in" svg:y1="0.15417in" svg:x2="6.47222in" svg:y2="0.15417in" draw:z-index="251679744" draw:id="id12" draw:style-name="a12" draw:name="Connecteur droit 11" text:anchor-type="paragraph"><svg:title/><svg:desc/></draw:connector></text:span><text:span text:style-name="T286"><text:s text:c="9"/></text:span></text:p>
            <text:p text:style-name="Normal"><text:span text:style-name="T287"><text:s text:c="9"/></text:span><text:span text:style-name="T288">Entrepreneur</text:span><text:span text:style-name="T289"><text:s text:c="133"/></text:span><text:span text:style-name="T290">Client</text:span></text:p>
            <text:p text:style-name="P291"><text:s text:c="5"/><text:s text:c="92"/></text:p>
            <text:p text:style-name="Normal"><text:span text:style-name="T292"><draw:connector draw:type="line" svg:x1="3.04514in" svg:y1="0.00833in" svg:x2="6.47222in" svg:y2="0.00833in" draw:z-index="251687936" draw:id="id13" draw:style-name="a13" draw:name="Connecteur droit 15" text:anchor-type="paragraph"><svg:title/><svg:desc/></draw:connector></text:span><text:span text:style-name="T293"><text:s text:c="118"/></text:span><text:span text:style-name="T294"><text:s text:c="45"/></text:span><text:span text:style-name="T295">Client</text:span></text:p>
            <text:p text:style-name="Normal"><text:span text:style-name="T296"><draw:connector draw:type="line" svg:x1="3.07153in" svg:y1="0.15278in" svg:x2="6.49861in" svg:y2="0.15278in" draw:z-index="251683840" draw:id="id14" draw:style-name="a14" draw:name="Connecteur droit 13" text:anchor-type="paragraph"><svg:title/><svg:desc/></draw:connector></text:span><text:span text:style-name="T297">La description des présents travaux est acceptée <text:s text:c="4"/>ce <text:s/></text:span></text:p>
            <text:p text:style-name="P298"/>
          </table:table-cell>
        </table:table-row>
      </table:table>
      <text:p text:style-name="P299">COPIE BLANCHE : CLIENT <text:s text:c="4"/>COPIE JEUNE : ENTREPRENEUR <text:s text:c="2"/>COPIE ROSE : DOSSIER<text:s/></text:p>
      <text:p text:style-name="P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DefaultText" style:display-name="Default Text" style:family="paragraph">
      <style:text-properties fo:hyphenate="false"/>
    </style:style>
    <style:style style:name="En-tête" style:display-name="En-tête" style:family="paragraph" style:parent-style-name="DefaultText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Single" style:display-name="Text Body Single" style:family="paragraph" style:parent-style-name="DefaultText">
      <style:paragraph-properties fo:margin-bottom="0.0833in"/>
      <style:text-properties fo:hyphenate="false"/>
    </style:style>
    <style:style style:name="TableContents" style:display-name="Table Contents" style:family="paragraph" style:parent-style-name="TextBodySingle">
      <style:paragraph-properties text:number-lines="false" fo:margin-bottom="0in"/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3944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unus</meta:initial-creator>
    <dc:creator>prunus</dc:creator>
    <meta:creation-date>2015-03-25T18:27:00Z</meta:creation-date>
    <dc:date>2015-03-30T20:37:00Z</dc:date>
    <meta:template xlink:href="Normal.dotm" xlink:type="simple"/>
    <meta:editing-cycles>7</meta:editing-cycles>
    <meta:editing-duration>PT528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7" meta:word-count="581" meta:character-count="3774" meta:row-count="26" meta:non-whitespace-character-count="3200"/>
  </office:meta>
</office:document-meta>
</file>